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: <text:database-display text:table-name="fields" text:table-type="table" text:column-name="$project.Name" text:database-name="fields1">&lt;$project.Name&gt;</text:database-display></text:h>
      <text:p text:style-name="Standard"/>
      <text:p text:style-name="Standard">Visit us <text:a xlink:type="simple" xlink:href="../%3C$project.HomePage%3E" text:style-name="Internet_20_link" text:visited-style-name="Visited_20_Internet_20_Link">here</text:a> <text:database-display text:table-name="fields" text:table-type="table" text:column-name="$project.HomePage" text:database-name="fields1">&lt;$project.HomePage&gt;</text:database-display></text:p>
      <text:p text:style-name="Standard"/>
      <text:p text:style-name="Standard">Sincerely yours, <text:database-display text:table-name="fields" text:table-type="table" text:column-name="$project.Developer" text:database-name="fields1">&lt;$project.Developer&gt;</text:database-display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mad Naghavi</meta:initial-creator>
    <meta:creation-date>2015-08-04T15:33:42</meta:creation-date>
    <dc:date>2015-08-04T17:13:17</dc:date>
    <dc:creator>Mohammad Naghavi</dc:creator>
    <meta:editing-duration>PT38M47S</meta:editing-duration>
    <meta:editing-cycles>6</meta:editing-cycles>
    <meta:generator>OpenOffice/4.1.1$Unix OpenOffice.org_project/411m6$Build-9775</meta:generator>
    <meta:document-statistic meta:table-count="0" meta:image-count="0" meta:object-count="0" meta:page-count="1" meta:paragraph-count="3" meta:word-count="9" meta:character-count="94"/>
  </office:meta>
</office:document-meta>
</file>